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he Hitchhiker's Guide to Online Anonymity</text:p>
      <text:h text:style-name="Heading_20_1" text:outline-level="1"><text:bookmark-start text:name="contributor-code-of-conduct"/>Contributor Code of Conduct<text:bookmark-end text:name="contributor-code-of-conduct"/></text:h>
      <text:p text:style-name="First_20_paragraph">This project adheres to No Code of Conduct. We are all adults. We accept anyone’s contributions. Nothing else matters.</text:p>
      <text:p text:style-name="Text_20_body">For more information please visit the <text:a xlink:type="simple" xlink:href="https://github.com/domgetter/NCoC" office:name=""><text:span text:style-name="Definition">No Code of Conduct</text:span></text:a> home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6-26T04:26:52Z</meta:creation-date>
    <dc:date>2022-06-26T04:26:52Z</dc:date>
  </office:meta>
</office:document-meta>
</file>